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NF 6434 - process. 10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1-06" calcext:value-type="date">
            <text:p>06/11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NF 6443 - process. 1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2-04" calcext:value-type="date">
            <text:p>04/1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NF 6452 - process. 1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6-01-07" calcext:value-type="date">
            <text:p>07/01/2026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7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date style:data-style-name="N2" text:date-value="2026-01-20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58:25.962550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45:27</meta:creation-date>
    <dc:date>2026-01-20T15:59:48.107024600</dc:date>
    <dc:language>pt-PT</dc:language>
    <meta:editing-cycles>693</meta:editing-cycles>
    <meta:editing-duration>P2DT3H8M22S</meta:editing-duration>
    <meta:print-date>2019-04-02T15:32:31.034658233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